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table:number-columns-repeated="3"/>
        </table:table-row>
      </table:table>
      <table:table table:name="template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23">
            <text:p>2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</table:table>
      <table:table table:name="bg-01-manual-162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3">
            <text:p>23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4">
            <text:p>2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5">
            <text:p>2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6">
            <text:p>2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7">
            <text:p>2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8">
            <text:p>28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9">
            <text:p>29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0">
            <text:p>30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1">
            <text:p>31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2">
            <text:p>32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3">
            <text:p>3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4">
            <text:p>3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5">
            <text:p>3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6">
            <text:p>3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7">
            <text:p>3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38">
            <text:p>3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9">
            <text:p>3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0">
            <text:p>4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1">
            <text:p>41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2">
            <text:p>42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3">
            <text:p>4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4">
            <text:p>4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5">
            <text:p>4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6">
            <text:p>4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7">
            <text:p>4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8">
            <text:p>4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9">
            <text:p>4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0">
            <text:p>5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1">
            <text:p>51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2">
            <text:p>52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3">
            <text:p>53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4">
            <text:p>54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5">
            <text:p>55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6">
            <text:p>5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57">
            <text:p>5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58">
            <text:p>5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59">
            <text:p>5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0">
            <text:p>6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1">
            <text:p>6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2">
            <text:p>6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3">
            <text:p>6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4">
            <text:p>6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5">
            <text:p>6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6">
            <text:p>6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7">
            <text:p>6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8">
            <text:p>68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9">
            <text:p>69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0">
            <text:p>70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1">
            <text:p>71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2">
            <text:p>72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3">
            <text:p>73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4">
            <text:p>74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5">
            <text:p>75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6">
            <text:p>7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7">
            <text:p>7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8">
            <text:p>7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9">
            <text:p>7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0">
            <text:p>8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1">
            <text:p>8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2">
            <text:p>8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3">
            <text:p>8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4">
            <text:p>8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5">
            <text:p>8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6">
            <text:p>8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7">
            <text:p>8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88">
            <text:p>8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9">
            <text:p>8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0">
            <text:p>9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1">
            <text:p>9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2">
            <text:p>9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3">
            <text:p>9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4">
            <text:p>9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5">
            <text:p>9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6">
            <text:p>9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7">
            <text:p>9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</table:table>
      <table:table table:name="bg-01-manual-054">
        <table:table-column table:default-cell-style-name="Default"/>
        <table:table-column table:style-name="defaultCol3" table:default-cell-style-name="Default"/>
        <table:table-column table:style-name="defaultCol3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3">
            <text:p>2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4">
            <text:p>2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5">
            <text:p>2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6">
            <text:p>2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7">
            <text:p>2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8">
            <text:p>2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9">
            <text:p>2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0">
            <text:p>3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1">
            <text:p>3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2">
            <text:p>3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3">
            <text:p>3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4">
            <text:p>3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5">
            <text:p>3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6">
            <text:p>36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7">
            <text:p>37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38">
            <text:p>38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9">
            <text:p>3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0">
            <text:p>4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1">
            <text:p>4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2">
            <text:p>4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3">
            <text:p>4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4">
            <text:p>4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5">
            <text:p>4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6">
            <text:p>4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7">
            <text:p>4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8">
            <text:p>48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9">
            <text:p>49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0">
            <text:p>50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1">
            <text:p>5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2">
            <text:p>5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3">
            <text:p>5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4">
            <text:p>5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5">
            <text:p>5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6">
            <text:p>5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7">
            <text:p>5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8">
            <text:p>5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9">
            <text:p>59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60">
            <text:p>60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61">
            <text:p>61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62">
            <text:p>62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63">
            <text:p>6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4">
            <text:p>6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5">
            <text:p>6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6">
            <text:p>6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7">
            <text:p>6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8">
            <text:p>6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9">
            <text:p>6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0">
            <text:p>7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1">
            <text:p>7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2">
            <text:p>7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3">
            <text:p>7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4">
            <text:p>7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5">
            <text:p>75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6">
            <text:p>76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7">
            <text:p>77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8">
            <text:p>78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9">
            <text:p>79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0">
            <text:p>80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1">
            <text:p>81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2">
            <text:p>8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3">
            <text:p>8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4">
            <text:p>8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5">
            <text:p>8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6">
            <text:p>8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7">
            <text:p>8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8">
            <text:p>8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9">
            <text:p>8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90">
            <text:p>9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91">
            <text:p>9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92">
            <text:p>9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93">
            <text:p>9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4">
            <text:p>9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5">
            <text:p>9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6">
            <text:p>9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7">
            <text:p>9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8">
            <text:p>9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9">
            <text:p>9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0">
            <text:p>10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01">
            <text:p>10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2">
            <text:p>10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03">
            <text:p>10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4">
            <text:p>10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</table:table>
      <table:table table:name="bg-01-manual-126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3">
            <text:p>2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4">
            <text:p>2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5">
            <text:p>2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6">
            <text:p>2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7">
            <text:p>27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8">
            <text:p>2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9">
            <text:p>2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0">
            <text:p>3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1">
            <text:p>3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2">
            <text:p>3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3">
            <text:p>33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4">
            <text:p>34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5">
            <text:p>35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6">
            <text:p>36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7">
            <text:p>3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38">
            <text:p>3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9">
            <text:p>3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0">
            <text:p>4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1">
            <text:p>4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2">
            <text:p>4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3">
            <text:p>4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4">
            <text:p>4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5">
            <text:p>45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6">
            <text:p>46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7">
            <text:p>47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8">
            <text:p>4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9">
            <text:p>4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0">
            <text:p>5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1">
            <text:p>5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2">
            <text:p>5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3">
            <text:p>5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4">
            <text:p>5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5">
            <text:p>5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6">
            <text:p>56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7">
            <text:p>57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8">
            <text:p>58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9">
            <text:p>59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60">
            <text:p>6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1">
            <text:p>6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2">
            <text:p>6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3">
            <text:p>6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4">
            <text:p>6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5">
            <text:p>6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6">
            <text:p>6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7">
            <text:p>6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8">
            <text:p>6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9">
            <text:p>6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0">
            <text:p>7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1">
            <text:p>7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2">
            <text:p>72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3">
            <text:p>73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4">
            <text:p>74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5">
            <text:p>75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6">
            <text:p>76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7">
            <text:p>77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8">
            <text:p>78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9">
            <text:p>79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0">
            <text:p>8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1">
            <text:p>8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2">
            <text:p>8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3">
            <text:p>8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4">
            <text:p>8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5">
            <text:p>8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6">
            <text:p>8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7">
            <text:p>8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8">
            <text:p>8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9">
            <text:p>8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90">
            <text:p>9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1">
            <text:p>9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2">
            <text:p>9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3">
            <text:p>9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4">
            <text:p>9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5">
            <text:p>9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6">
            <text:p>9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7">
            <text:p>9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8">
            <text:p>9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9">
            <text:p>9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0">
            <text:p>10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01">
            <text:p>10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</table:table>
      <table:table table:name="bg-01-manual-018">
        <table:table-column table:default-cell-style-name="Default"/>
        <table:table-column table:style-name="defaultCol5" table:default-cell-style-name="Default"/>
        <table:table-column table:style-name="defaultCol5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3">
            <text:p>2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4">
            <text:p>2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5">
            <text:p>25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6">
            <text:p>2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7">
            <text:p>2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8">
            <text:p>2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9">
            <text:p>2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0">
            <text:p>3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1">
            <text:p>31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2">
            <text:p>32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3">
            <text:p>33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4">
            <text:p>34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5">
            <text:p>3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6">
            <text:p>3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7">
            <text:p>3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38">
            <text:p>3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39">
            <text:p>3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0">
            <text:p>4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1">
            <text:p>4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2">
            <text:p>4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3">
            <text:p>43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4">
            <text:p>44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5">
            <text:p>45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6">
            <text:p>4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7">
            <text:p>4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8">
            <text:p>4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9">
            <text:p>4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0">
            <text:p>5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1">
            <text:p>5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2">
            <text:p>5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3">
            <text:p>5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4">
            <text:p>54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5">
            <text:p>55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6">
            <text:p>56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7">
            <text:p>57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8">
            <text:p>5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59">
            <text:p>5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0">
            <text:p>6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1">
            <text:p>6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2">
            <text:p>6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3">
            <text:p>6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4">
            <text:p>6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5">
            <text:p>6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6">
            <text:p>6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7">
            <text:p>6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8">
            <text:p>6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9">
            <text:p>6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0">
            <text:p>70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1">
            <text:p>71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2">
            <text:p>72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3">
            <text:p>73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4">
            <text:p>74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5">
            <text:p>75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6">
            <text:p>76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7">
            <text:p>77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8">
            <text:p>7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9">
            <text:p>7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0">
            <text:p>8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1">
            <text:p>8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2">
            <text:p>8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3">
            <text:p>8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4">
            <text:p>8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5">
            <text:p>8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6">
            <text:p>8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7">
            <text:p>8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8">
            <text:p>8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9">
            <text:p>8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0">
            <text:p>9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1">
            <text:p>9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2">
            <text:p>9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3">
            <text:p>9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4">
            <text:p>9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5">
            <text:p>9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6">
            <text:p>9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7">
            <text:p>9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8">
            <text:p>9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9">
            <text:p>9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0">
            <text:p>10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</table:table>
      <table:table table:name="bg-01-manual-090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3">
            <text:p>2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4">
            <text:p>2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5">
            <text:p>2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6">
            <text:p>2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7">
            <text:p>2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8">
            <text:p>2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9">
            <text:p>2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0">
            <text:p>30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1">
            <text:p>3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2">
            <text:p>3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3">
            <text:p>3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4">
            <text:p>3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5">
            <text:p>3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6">
            <text:p>36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7">
            <text:p>37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38">
            <text:p>38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39">
            <text:p>3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0">
            <text:p>4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1">
            <text:p>4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2">
            <text:p>4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3">
            <text:p>4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4">
            <text:p>4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45">
            <text:p>4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6">
            <text:p>4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47">
            <text:p>47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48">
            <text:p>48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49">
            <text:p>49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0">
            <text:p>50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1">
            <text:p>5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2">
            <text:p>5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3">
            <text:p>5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4">
            <text:p>5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5">
            <text:p>5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6">
            <text:p>5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7">
            <text:p>5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58">
            <text:p>5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59">
            <text:p>59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60">
            <text:p>60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61">
            <text:p>61</text:p>
          </table:table-cell>
          <table:table-cell office:value-type="string" office:string-value="ON_GROUND">
            <text:p>ON_GROUND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62">
            <text:p>6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3">
            <text:p>6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4">
            <text:p>64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5">
            <text:p>65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6">
            <text:p>6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7">
            <text:p>6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68">
            <text:p>6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69">
            <text:p>6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0">
            <text:p>7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1">
            <text:p>71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2">
            <text:p>72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3">
            <text:p>73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4">
            <text:p>74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5">
            <text:p>75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6">
            <text:p>76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7">
            <text:p>77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8">
            <text:p>78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79">
            <text:p>79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0">
            <text:p>80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1">
            <text:p>81</text:p>
          </table:table-cell>
          <table:table-cell office:value-type="string" office:string-value="IN_THE_AIR">
            <text:p>IN_THE_AIR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2">
            <text:p>8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3">
            <text:p>8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4">
            <text:p>8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5">
            <text:p>8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6">
            <text:p>8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7">
            <text:p>8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88">
            <text:p>8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9">
            <text:p>8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90">
            <text:p>9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91">
            <text:p>9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92">
            <text:p>9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3">
            <text:p>9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4">
            <text:p>9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5">
            <text:p>95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6">
            <text:p>96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7">
            <text:p>97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98">
            <text:p>98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99">
            <text:p>99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0">
            <text:p>10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01">
            <text:p>10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2">
            <text:p>10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 table:number-rows-repeated="1">
          <table:table-cell office:value-type="string" office:string-value="103">
            <text:p>10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04">
            <text:p>104</text:p>
          </table:table-cell>
          <table:table-cell office:value-type="string" office:string-value="NOT_IN_FRAME">
            <text:p>NOT_IN_FRAME</text:p>
          </table:table-cell>
          <table:table-cell office:value-type="string" office:string-value="NOT_IN_FRAME">
            <text:p>NOT_IN_FR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